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7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comment_text_16"/>1. One <text:span text:style-name="T1">(</text:span>H1<text:span text:style-name="T1">)</text:span></text:h>
      <text:h text:style-name="Heading_20_2" text:outline-level="2">1.1. <text:span text:style-name="T1">O</text:span>ne_A (H2)</text:h>
      <text:h text:style-name="Heading_20_2" text:outline-level="2">1.2. <text:span text:style-name="T1">O</text:span>ne_B (H2)</text:h>
      <text:h text:style-name="Heading_20_1" text:outline-level="1">2. Two (H1)</text:h>
      <text:h text:style-name="Heading_20_3" text:outline-level="3">A heading of level 3</text:h>
      <text:h text:style-name="Heading_20_2" text:outline-level="2">2.1. Two_A (H2)</text:h>
      <text:h text:style-name="Heading_20_2" text:outline-level="2">2.1. Two_B (H2)</text:h>
      <text:h text:style-name="Heading_20_1" text:outline-level="1">3. Three (H1)</text:h>
      <text:h text:style-name="Heading_20_2" text:outline-level="2">3.1. Three_A (H2)</text:h>
      <text:h text:style-name="Heading_20_2" text:outline-level="2">3.2. Three_B (H2)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4:46:26.584378630</meta:creation-date>
    <dc:date>2023-05-28T19:02:59.535293610</dc:date>
    <meta:editing-duration>PT5M</meta:editing-duration>
    <meta:editing-cycles>4</meta:editing-cycles>
    <meta:generator>LibreOfficeDev/7.6.0.0.alpha1$Linux_X86_64 LibreOffice_project/49acb5f770a434b838a396978e3590c573919a6b</meta:generator>
    <meta:document-statistic meta:table-count="0" meta:image-count="0" meta:object-count="0" meta:page-count="1" meta:paragraph-count="10" meta:word-count="32" meta:character-count="149" meta:non-whitespace-character-count="127"/>
  </office:meta>
</office:document-meta>
</file>